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0.4cm"/>
    </style:style>
    <style:style style:name="gr3" style:family="graphic" style:parent-style-name="standard">
      <style:graphic-properties draw:stroke="none" svg:stroke-color="#000000" draw:fill="none" draw:fill-color="#ffffff" fo:min-height="2.1cm"/>
    </style:style>
    <style:style style:name="P1" style:family="paragraph">
      <style:paragraph-properties fo:text-align="center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xml:id="id1" draw:id="id1" draw:layer="layout" draw:type="line" svg:x1="1cm" svg:y1="1.065cm" svg:x2="0.935cm" svg:y2="20.005cm" svg:d="M1000 1065l-65 18940" svg:viewBox="0 0 66 18941">
          <text:p/>
        </draw:connector>
        <draw:connector draw:style-name="gr1" draw:text-style-name="P1" xml:id="id2" draw:id="id2" draw:layer="layout" draw:type="line" svg:x1="1cm" svg:y1="1.065cm" svg:x2="1cm" svg:y2="1.065cm" draw:start-shape="id1" draw:start-glue-point="2" draw:end-shape="id1" draw:end-glue-point="2" svg:d="M1000 1065z" svg:viewBox="0 0 1 1">
          <text:p/>
        </draw:connector>
        <draw:connector draw:style-name="gr1" draw:text-style-name="P1" xml:id="id5" draw:id="id5" draw:layer="layout" draw:type="line" svg:x1="1cm" svg:y1="1.065cm" svg:x2="1cm" svg:y2="1.065cm" draw:start-shape="id2" draw:start-glue-point="0" draw:end-shape="id2" draw:end-glue-point="0" svg:d="M1000 1065z" svg:viewBox="0 0 1 1">
          <text:p/>
        </draw:connector>
        <draw:connector draw:style-name="gr1" draw:text-style-name="P1" xml:id="id3" draw:id="id3" draw:layer="layout" draw:type="line" svg:x1="28.717cm" svg:y1="19.973cm" svg:x2="7.098cm" svg:y2="20.005cm" svg:d="M28717 19973l-21619 32" svg:viewBox="0 0 21620 33">
          <text:p/>
        </draw:connector>
        <draw:connector draw:style-name="gr1" draw:text-style-name="P1" xml:id="id4" draw:id="id4" draw:layer="layout" draw:type="line" svg:x1="28.717cm" svg:y1="19.973cm" svg:x2="28.652cm" svg:y2="0.903cm" draw:start-shape="id3" draw:start-glue-point="2" svg:d="M28717 19973l-65-19070" svg:viewBox="0 0 66 19071">
          <text:p/>
        </draw:connector>
        <draw:connector draw:style-name="gr1" draw:text-style-name="P1" draw:layer="layout" draw:type="line" svg:x1="28.652cm" svg:y1="0.903cm" svg:x2="1cm" svg:y2="1.065cm" draw:start-shape="id4" draw:start-glue-point="3" draw:end-shape="id5" draw:end-glue-point="0" svg:d="M28652 903l-27652 162" svg:viewBox="0 0 27653 163">
          <text:p/>
        </draw:connector>
        <draw:custom-shape draw:style-name="gr2" draw:text-style-name="P1" draw:layer="layout" svg:width="0.9cm" svg:height="1.3cm" svg:x="7.5cm" svg:y="2.3cm">
          <text:p text:style-name="P1">2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cm" svg:height="1.3cm" svg:x="7.5cm" svg:y="1cm">
          <text:p text:style-name="P1">25</text:p>
          <draw:enhanced-geometry svg:viewBox="0 0 21600 21600" draw:type="rectangle" draw:enhanced-path="M 0 0 L 21600 0 21600 21600 0 21600 0 0 Z N"/>
        </draw:custom-shape>
        <draw:connector draw:style-name="gr1" draw:text-style-name="P1" xml:id="id6" draw:id="id6" draw:layer="layout" draw:type="line" svg:x1="0.935cm" svg:y1="20.005cm" svg:x2="4.42cm" svg:y2="20.005cm" draw:start-shape="id1" draw:start-glue-point="3" svg:d="M935 20005h3485" svg:viewBox="0 0 3486 1">
          <text:p/>
        </draw:connector>
        <draw:connector draw:style-name="gr1" draw:text-style-name="P1" draw:layer="layout" draw:type="line" svg:x1="4.42cm" svg:y1="20.005cm" svg:x2="4.452cm" svg:y2="18.069cm" draw:start-shape="id6" draw:start-glue-point="3" svg:d="M4420 20005l32-1936" svg:viewBox="0 0 33 1937">
          <text:p/>
        </draw:connector>
        <draw:connector draw:style-name="gr1" draw:text-style-name="P1" draw:layer="layout" draw:type="line" svg:x1="4.42cm" svg:y1="20.005cm" svg:x2="4.388cm" svg:y2="21.167cm" draw:start-shape="id6" draw:start-glue-point="3" svg:d="M4420 20005l-32 1162" svg:viewBox="0 0 33 1163">
          <text:p/>
        </draw:connector>
        <draw:connector draw:style-name="gr1" draw:text-style-name="P1" draw:layer="layout" draw:type="line" svg:x1="7.034cm" svg:y1="20.941cm" svg:x2="7.098cm" svg:y2="17.972cm" svg:d="M7034 20941l64-2969" svg:viewBox="0 0 65 2970">
          <text:p/>
        </draw:connector>
        <draw:frame draw:style-name="gr3" draw:text-style-name="P2" draw:layer="layout" svg:width="14.91cm" svg:height="2.35cm" svg:x="6.9cm" svg:y="8.85cm">
          <draw:text-box>
            <text:p text:style-name="P2"><text:span text:style-name="T1">Sala de Instrução eng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D Canto</meta:initial-creator>
    <meta:creation-date>2016-06-30T09:51:00.597750034</meta:creation-date>
    <dc:date>2016-06-30T09:58:45.518377685</dc:date>
    <dc:creator>SD Canto</dc:creator>
    <meta:editing-duration>P0D</meta:editing-duration>
    <meta:editing-cycles>1</meta:editing-cycles>
    <meta:document-statistic meta:object-count="13"/>
    <meta:generator>LibreOffice/4.2.8.2$Linux_x86 LibreOffice_project/420m0$Build-2</meta:generator>
  </office:meta>
</office:document-meta>
</file>